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1" style:family="paragraph" style:parent-style-name="Standard">
      <style:paragraph-properties fo:text-align="start" style:justify-single-word="false"/>
      <style:text-properties officeooo:paragraph-rsid="002c8689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f085" style:font-weight-asian="bold" style:font-name-complex="Calibri2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2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none" fo:font-weight="normal" officeooo:rsid="002c95df" officeooo:paragraph-rsid="003430c7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italic" style:text-underline-style="none" fo:font-weight="normal" officeooo:rsid="0034f085" officeooo:paragraph-rsid="0034f08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officeooo:rsid="0034f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8">lunes <text:s text:c="6"/><text:span text:style-name="T4"><text:tab/></text:span>16 de marzo <text:tab/>Suspendida libre circulación activos los controles de fronteras </text:p>
      <text:p text:style-name="P27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9">PRACTICA 5: Diario de confinamiento </text:p>
      <text:p text:style-name="P19"/>
      <text:p text:style-name="P21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20"/>
      <text:p text:style-name="P16"><text:soft-page-break/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2">Miguel Moreno Jurado</text:p>
      <text:p text:style-name="P22"/>
      <text:p text:style-name="P25">23/03/20</text:p>
      <text:p text:style-name="P25"/>
      <text:p text:style-name="P25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5"/>
      <text:p text:style-name="P25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5"/>
      <text:p text:style-name="P18"><text:span text:style-name="T12">Abrazos a todos. </text:span><text:span text:style-name="T13">Menor que tres.</text:span></text:p>
      <text:p text:style-name="P29"/>
      <text:p text:style-name="P24">Roque Flores Naranjo</text:p>
      <text:p text:style-name="P23"/>
      <text:p text:style-name="P26"><text:span text:style-name="T14">24</text:span>/03/20</text:p>
      <text:p text:style-name="P26"/>
      <text:p text:style-name="P30">En el noveno día de confinamiento por corona virus medio he conseguido acostumbrarme al teletrabajo. Casi estamos organizados en las clases y lo que parecía iba a ser unas vacaciones en casa se han transformado en un doble de trabajo y doble de estudios. </text:p>
      <text:p text:style-name="P30"/>
      <text:p text:style-name="P30">Porque no nos engañemos en los estudios estamos realizando mas trabajos que nunca. Esto de estar en casa no era lo que yo esperaba.</text:p>
      <text:p text:style-name="P30"/>
      <text:p text:style-name="P30">Y personalmente en el trabajo no es el doble de trabajo, es lo siguiente. No paramos de probar y aprender herramientas nuevas a destajo y a la carrera. Coordinar un equipo de 40 personas no es nada fácil. Pero hacerlo estando cada uno en su casa es un infierno.</text:p>
      <text:p text:style-name="P30"/>
      <text:p text:style-name="P30">Recuerdos a todos, espero que estéis bien aunque encerr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1:35.205000000</meta:creation-date>
    <dc:date>2020-03-24T12:52:07.706012155</dc:date>
    <meta:editing-duration>PT1H57M4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649" meta:character-count="4015" meta:non-whitespace-character-count="3355"/>
  </office:meta>
</office:document-meta>
</file>